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4.207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1.6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STAP01-13GB-pts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oxide wt%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Point#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gO</text:p>
          </table:table-cell>
          <table:table-cell table:style-name="ce1" office:value-type="string" calcext:value-type="string">
            <text:p>MnO</text:p>
          </table:table-cell>
          <table:table-cell table:style-name="ce1" office:value-type="string" calcext:value-type="string">
            <text:p>NiO</text:p>
          </table:table-cell>
          <table:table-cell table:style-name="ce1" office:value-type="string" calcext:value-type="string">
            <text:p>FeO</text:p>
          </table:table-cell>
          <table:table-cell table:style-name="ce1" office:value-type="string" calcext:value-type="string">
            <text:p>SiO2</text:p>
          </table:table-cell>
          <table:table-cell table:style-name="ce1" office:value-type="string" calcext:value-type="string">
            <text:p>CaO</text:p>
          </table:table-cell>
          <table:table-cell table:style-name="ce1" office:value-type="string" calcext:value-type="string">
            <text:p>Al2O3</text:p>
          </table:table-cell>
          <table:table-cell table:style-name="ce1" office:value-type="string" calcext:value-type="string">
            <text:p>TiO2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P01_13G(B)_ol15_1</text:p>
          </table:table-cell>
          <table:table-cell office:value-type="float" office:value="45.5048" calcext:value-type="float">
            <text:p>45.5048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151" calcext:value-type="float">
            <text:p>0.2151</text:p>
          </table:table-cell>
          <table:table-cell office:value-type="float" office:value="12.606" calcext:value-type="float">
            <text:p>12.606</text:p>
          </table:table-cell>
          <table:table-cell office:value-type="float" office:value="39.4731" calcext:value-type="float">
            <text:p>39.4731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0114" calcext:value-type="float">
            <text:p>0.0114</text:p>
          </table:table-cell>
          <table:table-cell office:value-type="float" office:value="98.326" calcext:value-type="float">
            <text:p>98.3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P01_13G(B)_ol15_2</text:p>
          </table:table-cell>
          <table:table-cell office:value-type="float" office:value="43.7562" calcext:value-type="float">
            <text:p>43.7562</text:p>
          </table:table-cell>
          <table:table-cell office:value-type="float" office:value="0.2186" calcext:value-type="float">
            <text:p>0.2186</text:p>
          </table:table-cell>
          <table:table-cell office:value-type="float" office:value="0.2351" calcext:value-type="float">
            <text:p>0.2351</text:p>
          </table:table-cell>
          <table:table-cell office:value-type="float" office:value="14.9852" calcext:value-type="float">
            <text:p>14.9852</text:p>
          </table:table-cell>
          <table:table-cell office:value-type="float" office:value="38.6387" calcext:value-type="float">
            <text:p>38.6387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0007" calcext:value-type="float">
            <text:p>0.0007</text:p>
          </table:table-cell>
          <table:table-cell office:value-type="float" office:value="98.1687" calcext:value-type="float">
            <text:p>98.16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P01_13G(B)_ol15_3</text:p>
          </table:table-cell>
          <table:table-cell office:value-type="float" office:value="45.5773" calcext:value-type="float">
            <text:p>45.5773</text:p>
          </table:table-cell>
          <table:table-cell office:value-type="float" office:value="0.2023" calcext:value-type="float">
            <text:p>0.2023</text:p>
          </table:table-cell>
          <table:table-cell office:value-type="float" office:value="0.2169" calcext:value-type="float">
            <text:p>0.2169</text:p>
          </table:table-cell>
          <table:table-cell office:value-type="float" office:value="13.0606" calcext:value-type="float">
            <text:p>13.0606</text:p>
          </table:table-cell>
          <table:table-cell office:value-type="float" office:value="39.4585" calcext:value-type="float">
            <text:p>39.4585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188" calcext:value-type="float">
            <text:p>0.0188</text:p>
          </table:table-cell>
          <table:table-cell office:value-type="float" office:value="98.861" calcext:value-type="float">
            <text:p>98.8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P01_13G(B)_ol22_1</text:p>
          </table:table-cell>
          <table:table-cell office:value-type="float" office:value="43.6956" calcext:value-type="float">
            <text:p>43.6956</text:p>
          </table:table-cell>
          <table:table-cell office:value-type="float" office:value="0.2408" calcext:value-type="float">
            <text:p>0.2408</text:p>
          </table:table-cell>
          <table:table-cell office:value-type="float" office:value="0.2453" calcext:value-type="float">
            <text:p>0.2453</text:p>
          </table:table-cell>
          <table:table-cell office:value-type="float" office:value="14.7794" calcext:value-type="float">
            <text:p>14.7794</text:p>
          </table:table-cell>
          <table:table-cell office:value-type="float" office:value="38.674" calcext:value-type="float">
            <text:p>38.674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0508" calcext:value-type="float">
            <text:p>0.0508</text:p>
          </table:table-cell>
          <table:table-cell office:value-type="float" office:value="0.0147" calcext:value-type="float">
            <text:p>0.0147</text:p>
          </table:table-cell>
          <table:table-cell office:value-type="float" office:value="97.9886" calcext:value-type="float">
            <text:p>97.98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P01_13G(B)_ol22_2</text:p>
          </table:table-cell>
          <table:table-cell office:value-type="float" office:value="43.6963" calcext:value-type="float">
            <text:p>43.696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1" calcext:value-type="float">
            <text:p>0.2381</text:p>
          </table:table-cell>
          <table:table-cell office:value-type="float" office:value="14.9257" calcext:value-type="float">
            <text:p>14.9257</text:p>
          </table:table-cell>
          <table:table-cell office:value-type="float" office:value="38.5535" calcext:value-type="float">
            <text:p>38.5535</text:p>
          </table:table-cell>
          <table:table-cell office:value-type="float" office:value="0.2887" calcext:value-type="float">
            <text:p>0.2887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115" calcext:value-type="float">
            <text:p>0.0115</text:p>
          </table:table-cell>
          <table:table-cell office:value-type="float" office:value="97.9972" calcext:value-type="float">
            <text:p>97.99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P01_13G(B)_ol22_3</text:p>
          </table:table-cell>
          <table:table-cell office:value-type="float" office:value="43.7818" calcext:value-type="float">
            <text:p>43.7818</text:p>
          </table:table-cell>
          <table:table-cell office:value-type="float" office:value="0.2279" calcext:value-type="float">
            <text:p>0.2279</text:p>
          </table:table-cell>
          <table:table-cell office:value-type="float" office:value="0.2361" calcext:value-type="float">
            <text:p>0.2361</text:p>
          </table:table-cell>
          <table:table-cell office:value-type="float" office:value="14.9548" calcext:value-type="float">
            <text:p>14.9548</text:p>
          </table:table-cell>
          <table:table-cell office:value-type="float" office:value="38.5943" calcext:value-type="float">
            <text:p>38.5943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056" calcext:value-type="float">
            <text:p>0.0056</text:p>
          </table:table-cell>
          <table:table-cell office:value-type="float" office:value="98.1227" calcext:value-type="float">
            <text:p>98.12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P01_13G(B)_ol21_1</text:p>
          </table:table-cell>
          <table:table-cell office:value-type="float" office:value="42.374" calcext:value-type="float">
            <text:p>42.374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1897" calcext:value-type="float">
            <text:p>0.1897</text:p>
          </table:table-cell>
          <table:table-cell office:value-type="float" office:value="17" calcext:value-type="float">
            <text:p>17</text:p>
          </table:table-cell>
          <table:table-cell office:value-type="float" office:value="38.5475" calcext:value-type="float">
            <text:p>38.5475</text:p>
          </table:table-cell>
          <table:table-cell office:value-type="float" office:value="0.2573" calcext:value-type="float">
            <text:p>0.2573</text:p>
          </table:table-cell>
          <table:table-cell office:value-type="float" office:value="0.0307" calcext:value-type="float">
            <text:p>0.0307</text:p>
          </table:table-cell>
          <table:table-cell office:value-type="float" office:value="0.0105" calcext:value-type="float">
            <text:p>0.0105</text:p>
          </table:table-cell>
          <table:table-cell office:value-type="float" office:value="98.6825" calcext:value-type="float">
            <text:p>98.68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P01_13G(B)_ol21_2</text:p>
          </table:table-cell>
          <table:table-cell office:value-type="float" office:value="42.3202" calcext:value-type="float">
            <text:p>42.3202</text:p>
          </table:table-cell>
          <table:table-cell office:value-type="float" office:value="0.2617" calcext:value-type="float">
            <text:p>0.2617</text:p>
          </table:table-cell>
          <table:table-cell office:value-type="float" office:value="0.1851" calcext:value-type="float">
            <text:p>0.1851</text:p>
          </table:table-cell>
          <table:table-cell office:value-type="float" office:value="16.9164" calcext:value-type="float">
            <text:p>16.9164</text:p>
          </table:table-cell>
          <table:table-cell office:value-type="float" office:value="38.5669" calcext:value-type="float">
            <text:p>38.5669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225" calcext:value-type="float">
            <text:p>0.0225</text:p>
          </table:table-cell>
          <table:table-cell office:value-type="float" office:value="98.5736" calcext:value-type="float">
            <text:p>98.57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P01_13G(B)_ol21_3</text:p>
          </table:table-cell>
          <table:table-cell office:value-type="float" office:value="42.3829" calcext:value-type="float">
            <text:p>42.3829</text:p>
          </table:table-cell>
          <table:table-cell office:value-type="float" office:value="0.2699" calcext:value-type="float">
            <text:p>0.2699</text:p>
          </table:table-cell>
          <table:table-cell office:value-type="float" office:value="0.1904" calcext:value-type="float">
            <text:p>0.1904</text:p>
          </table:table-cell>
          <table:table-cell office:value-type="float" office:value="16.9838" calcext:value-type="float">
            <text:p>16.9838</text:p>
          </table:table-cell>
          <table:table-cell office:value-type="float" office:value="38.4895" calcext:value-type="float">
            <text:p>38.4895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11" calcext:value-type="float">
            <text:p>0.0011</text:p>
          </table:table-cell>
          <table:table-cell office:value-type="float" office:value="98.6118" calcext:value-type="float">
            <text:p>98.61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P01_13G(B)_ol20_1</text:p>
          </table:table-cell>
          <table:table-cell office:value-type="float" office:value="44.6573" calcext:value-type="float">
            <text:p>44.6573</text:p>
          </table:table-cell>
          <table:table-cell office:value-type="float" office:value="0.197" calcext:value-type="float">
            <text:p>0.197</text:p>
          </table:table-cell>
          <table:table-cell office:value-type="float" office:value="0.2486" calcext:value-type="float">
            <text:p>0.2486</text:p>
          </table:table-cell>
          <table:table-cell office:value-type="float" office:value="13.9878" calcext:value-type="float">
            <text:p>13.9878</text:p>
          </table:table-cell>
          <table:table-cell office:value-type="float" office:value="39.1806" calcext:value-type="float">
            <text:p>39.1806</text:p>
          </table:table-cell>
          <table:table-cell office:value-type="float" office:value="0.272" calcext:value-type="float">
            <text:p>0.272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131" calcext:value-type="float">
            <text:p>0.0131</text:p>
          </table:table-cell>
          <table:table-cell office:value-type="float" office:value="98.5945" calcext:value-type="float">
            <text:p>98.59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P01_13G(B)_ol20_2</text:p>
          </table:table-cell>
          <table:table-cell office:value-type="float" office:value="44.5064" calcext:value-type="float">
            <text:p>44.5064</text:p>
          </table:table-cell>
          <table:table-cell office:value-type="float" office:value="0.1954" calcext:value-type="float">
            <text:p>0.1954</text:p>
          </table:table-cell>
          <table:table-cell office:value-type="float" office:value="0.264" calcext:value-type="float">
            <text:p>0.264</text:p>
          </table:table-cell>
          <table:table-cell office:value-type="float" office:value="13.7206" calcext:value-type="float">
            <text:p>13.7206</text:p>
          </table:table-cell>
          <table:table-cell office:value-type="float" office:value="39.0277" calcext:value-type="float">
            <text:p>39.0277</text:p>
          </table:table-cell>
          <table:table-cell office:value-type="float" office:value="0.2642" calcext:value-type="float">
            <text:p>0.2642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184" calcext:value-type="float">
            <text:p>0.0184</text:p>
          </table:table-cell>
          <table:table-cell office:value-type="float" office:value="98.0325" calcext:value-type="float">
            <text:p>98.03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AP01_13G(B)_ol20_3</text:p>
          </table:table-cell>
          <table:table-cell office:value-type="float" office:value="44.5241" calcext:value-type="float">
            <text:p>44.5241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2578" calcext:value-type="float">
            <text:p>0.2578</text:p>
          </table:table-cell>
          <table:table-cell office:value-type="float" office:value="13.8591" calcext:value-type="float">
            <text:p>13.8591</text:p>
          </table:table-cell>
          <table:table-cell office:value-type="float" office:value="39.0681" calcext:value-type="float">
            <text:p>39.0681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0414" calcext:value-type="float">
            <text:p>0.0414</text:p>
          </table:table-cell>
          <table:table-cell office:value-type="float" office:value="0.0263" calcext:value-type="float">
            <text:p>0.0263</text:p>
          </table:table-cell>
          <table:table-cell office:value-type="float" office:value="98.2678" calcext:value-type="float">
            <text:p>98.26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AP01_13G(B)_ol19_1</text:p>
          </table:table-cell>
          <table:table-cell office:value-type="float" office:value="44.1327" calcext:value-type="float">
            <text:p>44.1327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2405" calcext:value-type="float">
            <text:p>0.2405</text:p>
          </table:table-cell>
          <table:table-cell office:value-type="float" office:value="14.4965" calcext:value-type="float">
            <text:p>14.4965</text:p>
          </table:table-cell>
          <table:table-cell office:value-type="float" office:value="38.9603" calcext:value-type="float">
            <text:p>38.9603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174" calcext:value-type="float">
            <text:p>0.0174</text:p>
          </table:table-cell>
          <table:table-cell office:value-type="float" office:value="98.4147" calcext:value-type="float">
            <text:p>98.4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AP01_13G(B)_ol19_2</text:p>
          </table:table-cell>
          <table:table-cell office:value-type="float" office:value="44.2217" calcext:value-type="float">
            <text:p>44.2217</text:p>
          </table:table-cell>
          <table:table-cell office:value-type="float" office:value="0.2267" calcext:value-type="float">
            <text:p>0.2267</text:p>
          </table:table-cell>
          <table:table-cell office:value-type="float" office:value="0.2243" calcext:value-type="float">
            <text:p>0.2243</text:p>
          </table:table-cell>
          <table:table-cell office:value-type="float" office:value="14.4325" calcext:value-type="float">
            <text:p>14.4325</text:p>
          </table:table-cell>
          <table:table-cell office:value-type="float" office:value="39.0708" calcext:value-type="float">
            <text:p>39.0708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105" calcext:value-type="float">
            <text:p>0.0105</text:p>
          </table:table-cell>
          <table:table-cell office:value-type="float" office:value="98.5239" calcext:value-type="float">
            <text:p>98.52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P01_13G(B)_ol19_3</text:p>
          </table:table-cell>
          <table:table-cell office:value-type="float" office:value="44.1568" calcext:value-type="float">
            <text:p>44.1568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2409" calcext:value-type="float">
            <text:p>0.2409</text:p>
          </table:table-cell>
          <table:table-cell office:value-type="float" office:value="14.4738" calcext:value-type="float">
            <text:p>14.4738</text:p>
          </table:table-cell>
          <table:table-cell office:value-type="float" office:value="39.0042" calcext:value-type="float">
            <text:p>39.0042</text:p>
          </table:table-cell>
          <table:table-cell office:value-type="float" office:value="0.2847" calcext:value-type="float">
            <text:p>0.2847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26" calcext:value-type="float">
            <text:p>0.026</text:p>
          </table:table-cell>
          <table:table-cell office:value-type="float" office:value="98.4307" calcext:value-type="float">
            <text:p>98.43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AP01_13G(B)_ol18_1</text:p>
          </table:table-cell>
          <table:table-cell office:value-type="float" office:value="45.0339" calcext:value-type="float">
            <text:p>45.0339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2605" calcext:value-type="float">
            <text:p>0.2605</text:p>
          </table:table-cell>
          <table:table-cell office:value-type="float" office:value="13.6572" calcext:value-type="float">
            <text:p>13.6572</text:p>
          </table:table-cell>
          <table:table-cell office:value-type="float" office:value="39.3075" calcext:value-type="float">
            <text:p>39.3075</text:p>
          </table:table-cell>
          <table:table-cell office:value-type="float" office:value="0.2909" calcext:value-type="float">
            <text:p>0.2909</text:p>
          </table:table-cell>
          <table:table-cell office:value-type="float" office:value="0.0467" calcext:value-type="float">
            <text:p>0.0467</text:p>
          </table:table-cell>
          <table:table-cell office:value-type="float" office:value="0.0129" calcext:value-type="float">
            <text:p>0.0129</text:p>
          </table:table-cell>
          <table:table-cell office:value-type="float" office:value="98.7989" calcext:value-type="float">
            <text:p>98.79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AP01_13G(B)_ol18_2</text:p>
          </table:table-cell>
          <table:table-cell office:value-type="float" office:value="44.838" calcext:value-type="float">
            <text:p>44.838</text:p>
          </table:table-cell>
          <table:table-cell office:value-type="float" office:value="0.1961" calcext:value-type="float">
            <text:p>0.1961</text:p>
          </table:table-cell>
          <table:table-cell office:value-type="float" office:value="0.2548" calcext:value-type="float">
            <text:p>0.2548</text:p>
          </table:table-cell>
          <table:table-cell office:value-type="float" office:value="13.5918" calcext:value-type="float">
            <text:p>13.5918</text:p>
          </table:table-cell>
          <table:table-cell office:value-type="float" office:value="39.1297" calcext:value-type="float">
            <text:p>39.1297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0024" calcext:value-type="float">
            <text:p>0.0024</text:p>
          </table:table-cell>
          <table:table-cell office:value-type="float" office:value="98.354" calcext:value-type="float">
            <text:p>98.3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AP01_13G(B)_ol18_3</text:p>
          </table:table-cell>
          <table:table-cell office:value-type="float" office:value="44.7665" calcext:value-type="float">
            <text:p>44.7665</text:p>
          </table:table-cell>
          <table:table-cell office:value-type="float" office:value="0.195" calcext:value-type="float">
            <text:p>0.195</text:p>
          </table:table-cell>
          <table:table-cell office:value-type="float" office:value="0.2674" calcext:value-type="float">
            <text:p>0.2674</text:p>
          </table:table-cell>
          <table:table-cell office:value-type="float" office:value="13.3116" calcext:value-type="float">
            <text:p>13.3116</text:p>
          </table:table-cell>
          <table:table-cell office:value-type="float" office:value="39.2424" calcext:value-type="float">
            <text:p>39.2424</text:p>
          </table:table-cell>
          <table:table-cell office:value-type="float" office:value="0.2888" calcext:value-type="float">
            <text:p>0.2888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0112" calcext:value-type="float">
            <text:p>0.0112</text:p>
          </table:table-cell>
          <table:table-cell office:value-type="float" office:value="98.132" calcext:value-type="float">
            <text:p>98.1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AP01_13G(B)_ol17_1</text:p>
          </table:table-cell>
          <table:table-cell office:value-type="float" office:value="44.9542" calcext:value-type="float">
            <text:p>44.9542</text:p>
          </table:table-cell>
          <table:table-cell office:value-type="float" office:value="0.2081" calcext:value-type="float">
            <text:p>0.2081</text:p>
          </table:table-cell>
          <table:table-cell office:value-type="float" office:value="0.2377" calcext:value-type="float">
            <text:p>0.2377</text:p>
          </table:table-cell>
          <table:table-cell office:value-type="float" office:value="13.4961" calcext:value-type="float">
            <text:p>13.4961</text:p>
          </table:table-cell>
          <table:table-cell office:value-type="float" office:value="39.2802" calcext:value-type="float">
            <text:p>39.2802</text:p>
          </table:table-cell>
          <table:table-cell office:value-type="float" office:value="0.2717" calcext:value-type="float">
            <text:p>0.2717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194" calcext:value-type="float">
            <text:p>0.0194</text:p>
          </table:table-cell>
          <table:table-cell office:value-type="float" office:value="98.5158" calcext:value-type="float">
            <text:p>98.51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TAP01_13G(B)_ol17_2</text:p>
          </table:table-cell>
          <table:table-cell office:value-type="float" office:value="44.9165" calcext:value-type="float">
            <text:p>44.9165</text:p>
          </table:table-cell>
          <table:table-cell office:value-type="float" office:value="0.2127" calcext:value-type="float">
            <text:p>0.2127</text:p>
          </table:table-cell>
          <table:table-cell office:value-type="float" office:value="0.2327" calcext:value-type="float">
            <text:p>0.2327</text:p>
          </table:table-cell>
          <table:table-cell office:value-type="float" office:value="13.6185" calcext:value-type="float">
            <text:p>13.6185</text:p>
          </table:table-cell>
          <table:table-cell office:value-type="float" office:value="39.1998" calcext:value-type="float">
            <text:p>39.1998</text:p>
          </table:table-cell>
          <table:table-cell office:value-type="float" office:value="0.266" calcext:value-type="float">
            <text:p>0.266</text:p>
          </table:table-cell>
          <table:table-cell office:value-type="float" office:value="0.0464" calcext:value-type="float">
            <text:p>0.0464</text:p>
          </table:table-cell>
          <table:table-cell office:value-type="float" office:value="0.006" calcext:value-type="float">
            <text:p>0.006</text:p>
          </table:table-cell>
          <table:table-cell office:value-type="float" office:value="98.4986" calcext:value-type="float">
            <text:p>98.49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AP01_13G(B)_ol17_3</text:p>
          </table:table-cell>
          <table:table-cell office:value-type="float" office:value="45.0081" calcext:value-type="float">
            <text:p>45.0081</text:p>
          </table:table-cell>
          <table:table-cell office:value-type="float" office:value="0.21" calcext:value-type="float">
            <text:p>0.21</text:p>
          </table:table-cell>
          <table:table-cell office:value-type="float" office:value="0.2311" calcext:value-type="float">
            <text:p>0.2311</text:p>
          </table:table-cell>
          <table:table-cell office:value-type="float" office:value="13.4494" calcext:value-type="float">
            <text:p>13.4494</text:p>
          </table:table-cell>
          <table:table-cell office:value-type="float" office:value="39.0476" calcext:value-type="float">
            <text:p>39.0476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212" calcext:value-type="float">
            <text:p>0.0212</text:p>
          </table:table-cell>
          <table:table-cell office:value-type="float" office:value="98.2799" calcext:value-type="float">
            <text:p>98.27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P01_13G(B)_ol16_1</text:p>
          </table:table-cell>
          <table:table-cell office:value-type="float" office:value="42.4133" calcext:value-type="float">
            <text:p>42.4133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1436" calcext:value-type="float">
            <text:p>0.1436</text:p>
          </table:table-cell>
          <table:table-cell office:value-type="float" office:value="16.6152" calcext:value-type="float">
            <text:p>16.6152</text:p>
          </table:table-cell>
          <table:table-cell office:value-type="float" office:value="38.3025" calcext:value-type="float">
            <text:p>38.3025</text:p>
          </table:table-cell>
          <table:table-cell office:value-type="float" office:value="0.2869" calcext:value-type="float">
            <text:p>0.2869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203" calcext:value-type="float">
            <text:p>0.0203</text:p>
          </table:table-cell>
          <table:table-cell office:value-type="float" office:value="98.0764" calcext:value-type="float">
            <text:p>98.07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AP01_13G(B)_ol16_2</text:p>
          </table:table-cell>
          <table:table-cell office:value-type="float" office:value="42.5789" calcext:value-type="float">
            <text:p>42.5789</text:p>
          </table:table-cell>
          <table:table-cell office:value-type="float" office:value="0.2654" calcext:value-type="float">
            <text:p>0.2654</text:p>
          </table:table-cell>
          <table:table-cell office:value-type="float" office:value="0.1481" calcext:value-type="float">
            <text:p>0.1481</text:p>
          </table:table-cell>
          <table:table-cell office:value-type="float" office:value="16.6226" calcext:value-type="float">
            <text:p>16.6226</text:p>
          </table:table-cell>
          <table:table-cell office:value-type="float" office:value="38.3829" calcext:value-type="float">
            <text:p>38.3829</text:p>
          </table:table-cell>
          <table:table-cell office:value-type="float" office:value="0.287" calcext:value-type="float">
            <text:p>0.287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152" calcext:value-type="float">
            <text:p>0.0152</text:p>
          </table:table-cell>
          <table:table-cell office:value-type="float" office:value="98.3406" calcext:value-type="float">
            <text:p>98.34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AP01_13G(B)_ol16_3</text:p>
          </table:table-cell>
          <table:table-cell office:value-type="float" office:value="42.5495" calcext:value-type="float">
            <text:p>42.5495</text:p>
          </table:table-cell>
          <table:table-cell office:value-type="float" office:value="0.264" calcext:value-type="float">
            <text:p>0.264</text:p>
          </table:table-cell>
          <table:table-cell office:value-type="float" office:value="0.1519" calcext:value-type="float">
            <text:p>0.1519</text:p>
          </table:table-cell>
          <table:table-cell office:value-type="float" office:value="16.6568" calcext:value-type="float">
            <text:p>16.6568</text:p>
          </table:table-cell>
          <table:table-cell office:value-type="float" office:value="38.4458" calcext:value-type="float">
            <text:p>38.4458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0379" calcext:value-type="float">
            <text:p>0.0379</text:p>
          </table:table-cell>
          <table:table-cell office:value-type="float" office:value="0.0165" calcext:value-type="float">
            <text:p>0.0165</text:p>
          </table:table-cell>
          <table:table-cell office:value-type="float" office:value="98.4098" calcext:value-type="float">
            <text:p>98.40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AP01_13G(B)_ol14_1</text:p>
          </table:table-cell>
          <table:table-cell office:value-type="float" office:value="45.8803" calcext:value-type="float">
            <text:p>45.8803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2651" calcext:value-type="float">
            <text:p>0.2651</text:p>
          </table:table-cell>
          <table:table-cell office:value-type="float" office:value="12.239" calcext:value-type="float">
            <text:p>12.239</text:p>
          </table:table-cell>
          <table:table-cell office:value-type="float" office:value="39.4363" calcext:value-type="float">
            <text:p>39.4363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0495" calcext:value-type="float">
            <text:p>0.0495</text:p>
          </table:table-cell>
          <table:table-cell office:value-type="float" office:value="0" calcext:value-type="float">
            <text:p>0</text:p>
          </table:table-cell>
          <table:table-cell office:value-type="float" office:value="98.3251" calcext:value-type="float">
            <text:p>98.32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AP01_13G(B)_ol14_2</text:p>
          </table:table-cell>
          <table:table-cell office:value-type="float" office:value="45.7137" calcext:value-type="float">
            <text:p>45.7137</text:p>
          </table:table-cell>
          <table:table-cell office:value-type="float" office:value="0.1728" calcext:value-type="float">
            <text:p>0.1728</text:p>
          </table:table-cell>
          <table:table-cell office:value-type="float" office:value="0.2531" calcext:value-type="float">
            <text:p>0.2531</text:p>
          </table:table-cell>
          <table:table-cell office:value-type="float" office:value="12.2778" calcext:value-type="float">
            <text:p>12.2778</text:p>
          </table:table-cell>
          <table:table-cell office:value-type="float" office:value="39.4136" calcext:value-type="float">
            <text:p>39.4136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0412" calcext:value-type="float">
            <text:p>0.0412</text:p>
          </table:table-cell>
          <table:table-cell office:value-type="float" office:value="0" calcext:value-type="float">
            <text:p>0</text:p>
          </table:table-cell>
          <table:table-cell office:value-type="float" office:value="98.1377" calcext:value-type="float">
            <text:p>98.13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AP01_13G(B)_ol14_3</text:p>
          </table:table-cell>
          <table:table-cell office:value-type="float" office:value="45.7337" calcext:value-type="float">
            <text:p>45.7337</text:p>
          </table:table-cell>
          <table:table-cell office:value-type="float" office:value="0.1786" calcext:value-type="float">
            <text:p>0.1786</text:p>
          </table:table-cell>
          <table:table-cell office:value-type="float" office:value="0.2576" calcext:value-type="float">
            <text:p>0.2576</text:p>
          </table:table-cell>
          <table:table-cell office:value-type="float" office:value="12.2811" calcext:value-type="float">
            <text:p>12.2811</text:p>
          </table:table-cell>
          <table:table-cell office:value-type="float" office:value="39.4081" calcext:value-type="float">
            <text:p>39.4081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75" calcext:value-type="float">
            <text:p>0.0075</text:p>
          </table:table-cell>
          <table:table-cell office:value-type="float" office:value="98.1756" calcext:value-type="float">
            <text:p>98.17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AP01_13G(B)_ol13_1</text:p>
          </table:table-cell>
          <table:table-cell office:value-type="float" office:value="42.5033" calcext:value-type="float">
            <text:p>42.5033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1652" calcext:value-type="float">
            <text:p>0.1652</text:p>
          </table:table-cell>
          <table:table-cell office:value-type="float" office:value="16.794" calcext:value-type="float">
            <text:p>16.794</text:p>
          </table:table-cell>
          <table:table-cell office:value-type="float" office:value="38.3253" calcext:value-type="float">
            <text:p>38.3253</text:p>
          </table:table-cell>
          <table:table-cell office:value-type="float" office:value="0.277" calcext:value-type="float">
            <text:p>0.277</text:p>
          </table:table-cell>
          <table:table-cell office:value-type="float" office:value="0.0403" calcext:value-type="float">
            <text:p>0.0403</text:p>
          </table:table-cell>
          <table:table-cell office:value-type="float" office:value="0" calcext:value-type="float">
            <text:p>0</text:p>
          </table:table-cell>
          <table:table-cell office:value-type="float" office:value="98.3809" calcext:value-type="float">
            <text:p>98.38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AP01_13G(B)_ol13_2</text:p>
          </table:table-cell>
          <table:table-cell office:value-type="float" office:value="42.3496" calcext:value-type="float">
            <text:p>42.3496</text:p>
          </table:table-cell>
          <table:table-cell office:value-type="float" office:value="0.2666" calcext:value-type="float">
            <text:p>0.2666</text:p>
          </table:table-cell>
          <table:table-cell office:value-type="float" office:value="0.1775" calcext:value-type="float">
            <text:p>0.1775</text:p>
          </table:table-cell>
          <table:table-cell office:value-type="float" office:value="17.085" calcext:value-type="float">
            <text:p>17.085</text:p>
          </table:table-cell>
          <table:table-cell office:value-type="float" office:value="38.3119" calcext:value-type="float">
            <text:p>38.3119</text:p>
          </table:table-cell>
          <table:table-cell office:value-type="float" office:value="0.275" calcext:value-type="float">
            <text:p>0.275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0097" calcext:value-type="float">
            <text:p>0.0097</text:p>
          </table:table-cell>
          <table:table-cell office:value-type="float" office:value="98.5159" calcext:value-type="float">
            <text:p>98.51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TAP01_13G(B)_ol13_3</text:p>
          </table:table-cell>
          <table:table-cell office:value-type="float" office:value="42.3353" calcext:value-type="float">
            <text:p>42.3353</text:p>
          </table:table-cell>
          <table:table-cell office:value-type="float" office:value="0.2851" calcext:value-type="float">
            <text:p>0.2851</text:p>
          </table:table-cell>
          <table:table-cell office:value-type="float" office:value="0.1704" calcext:value-type="float">
            <text:p>0.1704</text:p>
          </table:table-cell>
          <table:table-cell office:value-type="float" office:value="17.0834" calcext:value-type="float">
            <text:p>17.0834</text:p>
          </table:table-cell>
          <table:table-cell office:value-type="float" office:value="38.4932" calcext:value-type="float">
            <text:p>38.4932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153" calcext:value-type="float">
            <text:p>0.0153</text:p>
          </table:table-cell>
          <table:table-cell office:value-type="float" office:value="98.7056" calcext:value-type="float">
            <text:p>98.70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AP01_13G(B)_ol12_1</text:p>
          </table:table-cell>
          <table:table-cell office:value-type="float" office:value="45.3914" calcext:value-type="float">
            <text:p>45.3914</text:p>
          </table:table-cell>
          <table:table-cell office:value-type="float" office:value="0.1914" calcext:value-type="float">
            <text:p>0.1914</text:p>
          </table:table-cell>
          <table:table-cell office:value-type="float" office:value="0.2461" calcext:value-type="float">
            <text:p>0.2461</text:p>
          </table:table-cell>
          <table:table-cell office:value-type="float" office:value="12.8676" calcext:value-type="float">
            <text:p>12.8676</text:p>
          </table:table-cell>
          <table:table-cell office:value-type="float" office:value="39.1198" calcext:value-type="float">
            <text:p>39.1198</text:p>
          </table:table-cell>
          <table:table-cell office:value-type="float" office:value="0.2736" calcext:value-type="float">
            <text:p>0.2736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023" calcext:value-type="float">
            <text:p>0.0023</text:p>
          </table:table-cell>
          <table:table-cell office:value-type="float" office:value="98.1357" calcext:value-type="float">
            <text:p>98.13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AP01_13G(B)_ol12_2</text:p>
          </table:table-cell>
          <table:table-cell office:value-type="float" office:value="44.8629" calcext:value-type="float">
            <text:p>44.8629</text:p>
          </table:table-cell>
          <table:table-cell office:value-type="float" office:value="0.2154" calcext:value-type="float">
            <text:p>0.2154</text:p>
          </table:table-cell>
          <table:table-cell office:value-type="float" office:value="0.2286" calcext:value-type="float">
            <text:p>0.2286</text:p>
          </table:table-cell>
          <table:table-cell office:value-type="float" office:value="13.3792" calcext:value-type="float">
            <text:p>13.3792</text:p>
          </table:table-cell>
          <table:table-cell office:value-type="float" office:value="39.0594" calcext:value-type="float">
            <text:p>39.0594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0459" calcext:value-type="float">
            <text:p>0.0459</text:p>
          </table:table-cell>
          <table:table-cell office:value-type="float" office:value="0.0058" calcext:value-type="float">
            <text:p>0.0058</text:p>
          </table:table-cell>
          <table:table-cell office:value-type="float" office:value="98.0653" calcext:value-type="float">
            <text:p>98.06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P01_13G(B)_ol12_3</text:p>
          </table:table-cell>
          <table:table-cell office:value-type="float" office:value="44.8101" calcext:value-type="float">
            <text:p>44.8101</text:p>
          </table:table-cell>
          <table:table-cell office:value-type="float" office:value="0.1986" calcext:value-type="float">
            <text:p>0.1986</text:p>
          </table:table-cell>
          <table:table-cell office:value-type="float" office:value="0.2507" calcext:value-type="float">
            <text:p>0.2507</text:p>
          </table:table-cell>
          <table:table-cell office:value-type="float" office:value="13.3859" calcext:value-type="float">
            <text:p>13.3859</text:p>
          </table:table-cell>
          <table:table-cell office:value-type="float" office:value="38.9607" calcext:value-type="float">
            <text:p>38.9607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0058" calcext:value-type="float">
            <text:p>0.0058</text:p>
          </table:table-cell>
          <table:table-cell office:value-type="float" office:value="97.9275" calcext:value-type="float">
            <text:p>97.92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AP01_13G(B)_ol11_1</text:p>
          </table:table-cell>
          <table:table-cell office:value-type="float" office:value="44.4916" calcext:value-type="float">
            <text:p>44.4916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2358" calcext:value-type="float">
            <text:p>0.2358</text:p>
          </table:table-cell>
          <table:table-cell office:value-type="float" office:value="13.8406" calcext:value-type="float">
            <text:p>13.8406</text:p>
          </table:table-cell>
          <table:table-cell office:value-type="float" office:value="39.1723" calcext:value-type="float">
            <text:p>39.1723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0206" calcext:value-type="float">
            <text:p>0.0206</text:p>
          </table:table-cell>
          <table:table-cell office:value-type="float" office:value="98.2872" calcext:value-type="float">
            <text:p>98.28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TAP01_13G(B)_ol11_2</text:p>
          </table:table-cell>
          <table:table-cell office:value-type="float" office:value="44.5362" calcext:value-type="float">
            <text:p>44.5362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2306" calcext:value-type="float">
            <text:p>0.2306</text:p>
          </table:table-cell>
          <table:table-cell office:value-type="float" office:value="13.805" calcext:value-type="float">
            <text:p>13.805</text:p>
          </table:table-cell>
          <table:table-cell office:value-type="float" office:value="39.0823" calcext:value-type="float">
            <text:p>39.0823</text:p>
          </table:table-cell>
          <table:table-cell office:value-type="float" office:value="0.2787" calcext:value-type="float">
            <text:p>0.2787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222" calcext:value-type="float">
            <text:p>0.0222</text:p>
          </table:table-cell>
          <table:table-cell office:value-type="float" office:value="98.2047" calcext:value-type="float">
            <text:p>98.20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AP01_13G(B)_ol11_3</text:p>
          </table:table-cell>
          <table:table-cell office:value-type="float" office:value="44.566" calcext:value-type="float">
            <text:p>44.566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2421" calcext:value-type="float">
            <text:p>0.2421</text:p>
          </table:table-cell>
          <table:table-cell office:value-type="float" office:value="13.9031" calcext:value-type="float">
            <text:p>13.9031</text:p>
          </table:table-cell>
          <table:table-cell office:value-type="float" office:value="39.1224" calcext:value-type="float">
            <text:p>39.1224</text:p>
          </table:table-cell>
          <table:table-cell office:value-type="float" office:value="0.2807" calcext:value-type="float">
            <text:p>0.2807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98.3495" calcext:value-type="float">
            <text:p>98.34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TAP01_13G(B)_ol10_1</text:p>
          </table:table-cell>
          <table:table-cell office:value-type="float" office:value="44.7794" calcext:value-type="float">
            <text:p>44.7794</text:p>
          </table:table-cell>
          <table:table-cell office:value-type="float" office:value="0.2087" calcext:value-type="float">
            <text:p>0.2087</text:p>
          </table:table-cell>
          <table:table-cell office:value-type="float" office:value="0.2487" calcext:value-type="float">
            <text:p>0.2487</text:p>
          </table:table-cell>
          <table:table-cell office:value-type="float" office:value="13.3797" calcext:value-type="float">
            <text:p>13.3797</text:p>
          </table:table-cell>
          <table:table-cell office:value-type="float" office:value="39.0994" calcext:value-type="float">
            <text:p>39.0994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181" calcext:value-type="float">
            <text:p>0.0181</text:p>
          </table:table-cell>
          <table:table-cell office:value-type="float" office:value="98.0518" calcext:value-type="float">
            <text:p>98.05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AP01_13G(B)_ol10_2</text:p>
          </table:table-cell>
          <table:table-cell office:value-type="float" office:value="44.8757" calcext:value-type="float">
            <text:p>44.8757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2488" calcext:value-type="float">
            <text:p>0.2488</text:p>
          </table:table-cell>
          <table:table-cell office:value-type="float" office:value="13.2973" calcext:value-type="float">
            <text:p>13.2973</text:p>
          </table:table-cell>
          <table:table-cell office:value-type="float" office:value="39.1378" calcext:value-type="float">
            <text:p>39.1378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026" calcext:value-type="float">
            <text:p>0.0026</text:p>
          </table:table-cell>
          <table:table-cell office:value-type="float" office:value="98.0843" calcext:value-type="float">
            <text:p>98.08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AP01_13G(B)_ol10_3</text:p>
          </table:table-cell>
          <table:table-cell office:value-type="float" office:value="44.9171" calcext:value-type="float">
            <text:p>44.9171</text:p>
          </table:table-cell>
          <table:table-cell office:value-type="float" office:value="0.2179" calcext:value-type="float">
            <text:p>0.2179</text:p>
          </table:table-cell>
          <table:table-cell office:value-type="float" office:value="0.2404" calcext:value-type="float">
            <text:p>0.2404</text:p>
          </table:table-cell>
          <table:table-cell office:value-type="float" office:value="13.3327" calcext:value-type="float">
            <text:p>13.3327</text:p>
          </table:table-cell>
          <table:table-cell office:value-type="float" office:value="39.2186" calcext:value-type="float">
            <text:p>39.2186</text:p>
          </table:table-cell>
          <table:table-cell office:value-type="float" office:value="0.2709" calcext:value-type="float">
            <text:p>0.2709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116" calcext:value-type="float">
            <text:p>0.0116</text:p>
          </table:table-cell>
          <table:table-cell office:value-type="float" office:value="98.2596" calcext:value-type="float">
            <text:p>98.25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AP01_13G(B)_ol9_1</text:p>
          </table:table-cell>
          <table:table-cell office:value-type="float" office:value="44.8984" calcext:value-type="float">
            <text:p>44.8984</text:p>
          </table:table-cell>
          <table:table-cell office:value-type="float" office:value="0.1951" calcext:value-type="float">
            <text:p>0.1951</text:p>
          </table:table-cell>
          <table:table-cell office:value-type="float" office:value="0.2464" calcext:value-type="float">
            <text:p>0.2464</text:p>
          </table:table-cell>
          <table:table-cell office:value-type="float" office:value="13.4963" calcext:value-type="float">
            <text:p>13.4963</text:p>
          </table:table-cell>
          <table:table-cell office:value-type="float" office:value="39.0462" calcext:value-type="float">
            <text:p>39.0462</text:p>
          </table:table-cell>
          <table:table-cell office:value-type="float" office:value="0.288" calcext:value-type="float">
            <text:p>0.288</text:p>
          </table:table-cell>
          <table:table-cell office:value-type="float" office:value="0.0439" calcext:value-type="float">
            <text:p>0.0439</text:p>
          </table:table-cell>
          <table:table-cell office:value-type="float" office:value="0.0156" calcext:value-type="float">
            <text:p>0.0156</text:p>
          </table:table-cell>
          <table:table-cell office:value-type="float" office:value="98.2299" calcext:value-type="float">
            <text:p>98.22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AP01_13G(B)_ol9_2</text:p>
          </table:table-cell>
          <table:table-cell office:value-type="float" office:value="44.7252" calcext:value-type="float">
            <text:p>44.7252</text:p>
          </table:table-cell>
          <table:table-cell office:value-type="float" office:value="0.2103" calcext:value-type="float">
            <text:p>0.2103</text:p>
          </table:table-cell>
          <table:table-cell office:value-type="float" office:value="0.2513" calcext:value-type="float">
            <text:p>0.2513</text:p>
          </table:table-cell>
          <table:table-cell office:value-type="float" office:value="13.5943" calcext:value-type="float">
            <text:p>13.5943</text:p>
          </table:table-cell>
          <table:table-cell office:value-type="float" office:value="39.0629" calcext:value-type="float">
            <text:p>39.0629</text:p>
          </table:table-cell>
          <table:table-cell office:value-type="float" office:value="0.2853" calcext:value-type="float">
            <text:p>0.2853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float" office:value="98.1783" calcext:value-type="float">
            <text:p>98.17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AP01_13G(B)_ol9_3</text:p>
          </table:table-cell>
          <table:table-cell office:value-type="float" office:value="45.1908" calcext:value-type="float">
            <text:p>45.190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677" calcext:value-type="float">
            <text:p>0.2677</text:p>
          </table:table-cell>
          <table:table-cell office:value-type="float" office:value="13.0046" calcext:value-type="float">
            <text:p>13.0046</text:p>
          </table:table-cell>
          <table:table-cell office:value-type="float" office:value="39.3468" calcext:value-type="float">
            <text:p>39.3468</text:p>
          </table:table-cell>
          <table:table-cell office:value-type="float" office:value="0.2996" calcext:value-type="float">
            <text:p>0.2996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0001" calcext:value-type="float">
            <text:p>0.0001</text:p>
          </table:table-cell>
          <table:table-cell office:value-type="float" office:value="98.3449" calcext:value-type="float">
            <text:p>98.344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TAP01_13G(B)_ol8_1</text:p>
          </table:table-cell>
          <table:table-cell office:value-type="float" office:value="44.1739" calcext:value-type="float">
            <text:p>44.1739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2566" calcext:value-type="float">
            <text:p>0.2566</text:p>
          </table:table-cell>
          <table:table-cell office:value-type="float" office:value="14.3639" calcext:value-type="float">
            <text:p>14.3639</text:p>
          </table:table-cell>
          <table:table-cell office:value-type="float" office:value="38.9395" calcext:value-type="float">
            <text:p>38.9395</text:p>
          </table:table-cell>
          <table:table-cell office:value-type="float" office:value="0.2546" calcext:value-type="float">
            <text:p>0.2546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053" calcext:value-type="float">
            <text:p>0.0053</text:p>
          </table:table-cell>
          <table:table-cell office:value-type="float" office:value="98.2328" calcext:value-type="float">
            <text:p>98.232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AP01_13G(B)_ol8_2</text:p>
          </table:table-cell>
          <table:table-cell office:value-type="float" office:value="44.1844" calcext:value-type="float">
            <text:p>44.1844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2558" calcext:value-type="float">
            <text:p>0.2558</text:p>
          </table:table-cell>
          <table:table-cell office:value-type="float" office:value="14.3477" calcext:value-type="float">
            <text:p>14.3477</text:p>
          </table:table-cell>
          <table:table-cell office:value-type="float" office:value="39.0974" calcext:value-type="float">
            <text:p>39.0974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036" calcext:value-type="float">
            <text:p>0.036</text:p>
          </table:table-cell>
          <table:table-cell office:value-type="float" office:value="0.0209" calcext:value-type="float">
            <text:p>0.0209</text:p>
          </table:table-cell>
          <table:table-cell office:value-type="float" office:value="98.4078" calcext:value-type="float">
            <text:p>98.40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AP01_13G(B)_ol8_3</text:p>
          </table:table-cell>
          <table:table-cell office:value-type="float" office:value="44.2836" calcext:value-type="float">
            <text:p>44.2836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5" calcext:value-type="float">
            <text:p>0.25</text:p>
          </table:table-cell>
          <table:table-cell office:value-type="float" office:value="14.1213" calcext:value-type="float">
            <text:p>14.1213</text:p>
          </table:table-cell>
          <table:table-cell office:value-type="float" office:value="39.2137" calcext:value-type="float">
            <text:p>39.2137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37" calcext:value-type="float">
            <text:p>0.0137</text:p>
          </table:table-cell>
          <table:table-cell office:value-type="float" office:value="98.3741" calcext:value-type="float">
            <text:p>98.37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AP01_13G(B)_ol7_1</text:p>
          </table:table-cell>
          <table:table-cell office:value-type="float" office:value="43.1146" calcext:value-type="float">
            <text:p>43.1146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204" calcext:value-type="float">
            <text:p>0.204</text:p>
          </table:table-cell>
          <table:table-cell office:value-type="float" office:value="15.6983" calcext:value-type="float">
            <text:p>15.6983</text:p>
          </table:table-cell>
          <table:table-cell office:value-type="float" office:value="38.7775" calcext:value-type="float">
            <text:p>38.7775</text:p>
          </table:table-cell>
          <table:table-cell office:value-type="float" office:value="0.292" calcext:value-type="float">
            <text:p>0.292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159" calcext:value-type="float">
            <text:p>0.0159</text:p>
          </table:table-cell>
          <table:table-cell office:value-type="float" office:value="98.3754" calcext:value-type="float">
            <text:p>98.37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AP01_13G(B)_ol7_2</text:p>
          </table:table-cell>
          <table:table-cell office:value-type="float" office:value="42.927" calcext:value-type="float">
            <text:p>42.927</text:p>
          </table:table-cell>
          <table:table-cell office:value-type="float" office:value="0.2669" calcext:value-type="float">
            <text:p>0.2669</text:p>
          </table:table-cell>
          <table:table-cell office:value-type="float" office:value="0.1909" calcext:value-type="float">
            <text:p>0.1909</text:p>
          </table:table-cell>
          <table:table-cell office:value-type="float" office:value="16.1152" calcext:value-type="float">
            <text:p>16.1152</text:p>
          </table:table-cell>
          <table:table-cell office:value-type="float" office:value="38.9387" calcext:value-type="float">
            <text:p>38.9387</text:p>
          </table:table-cell>
          <table:table-cell office:value-type="float" office:value="0.2993" calcext:value-type="float">
            <text:p>0.2993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161" calcext:value-type="float">
            <text:p>0.0161</text:p>
          </table:table-cell>
          <table:table-cell office:value-type="float" office:value="98.7897" calcext:value-type="float">
            <text:p>98.78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AP01_13G(B)_ol7_3</text:p>
          </table:table-cell>
          <table:table-cell office:value-type="float" office:value="42.9742" calcext:value-type="float">
            <text:p>42.9742</text:p>
          </table:table-cell>
          <table:table-cell office:value-type="float" office:value="0.2552" calcext:value-type="float">
            <text:p>0.2552</text:p>
          </table:table-cell>
          <table:table-cell office:value-type="float" office:value="0.1794" calcext:value-type="float">
            <text:p>0.1794</text:p>
          </table:table-cell>
          <table:table-cell office:value-type="float" office:value="16.1538" calcext:value-type="float">
            <text:p>16.1538</text:p>
          </table:table-cell>
          <table:table-cell office:value-type="float" office:value="38.8445" calcext:value-type="float">
            <text:p>38.8445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1" calcext:value-type="float">
            <text:p>0.01</text:p>
          </table:table-cell>
          <table:table-cell office:value-type="float" office:value="98.7548" calcext:value-type="float">
            <text:p>98.75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AP01_13G(B)_ol6_1</text:p>
          </table:table-cell>
          <table:table-cell office:value-type="float" office:value="43.9365" calcext:value-type="float">
            <text:p>43.9365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2492" calcext:value-type="float">
            <text:p>0.2492</text:p>
          </table:table-cell>
          <table:table-cell office:value-type="float" office:value="14.5143" calcext:value-type="float">
            <text:p>14.5143</text:p>
          </table:table-cell>
          <table:table-cell office:value-type="float" office:value="38.9654" calcext:value-type="float">
            <text:p>38.9654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043" calcext:value-type="float">
            <text:p>0.043</text:p>
          </table:table-cell>
          <table:table-cell office:value-type="float" office:value="0" calcext:value-type="float">
            <text:p>0</text:p>
          </table:table-cell>
          <table:table-cell office:value-type="float" office:value="98.2407" calcext:value-type="float">
            <text:p>98.24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AP01_13G(B)_ol6_2</text:p>
          </table:table-cell>
          <table:table-cell office:value-type="float" office:value="43.7823" calcext:value-type="float">
            <text:p>43.7823</text:p>
          </table:table-cell>
          <table:table-cell office:value-type="float" office:value="0.2423" calcext:value-type="float">
            <text:p>0.2423</text:p>
          </table:table-cell>
          <table:table-cell office:value-type="float" office:value="0.2429" calcext:value-type="float">
            <text:p>0.2429</text:p>
          </table:table-cell>
          <table:table-cell office:value-type="float" office:value="14.647" calcext:value-type="float">
            <text:p>14.647</text:p>
          </table:table-cell>
          <table:table-cell office:value-type="float" office:value="38.866" calcext:value-type="float">
            <text:p>38.866</text:p>
          </table:table-cell>
          <table:table-cell office:value-type="float" office:value="0.2802" calcext:value-type="float">
            <text:p>0.2802</text:p>
          </table:table-cell>
          <table:table-cell office:value-type="float" office:value="0.0434" calcext:value-type="float">
            <text:p>0.0434</text:p>
          </table:table-cell>
          <table:table-cell office:value-type="float" office:value="0.0017" calcext:value-type="float">
            <text:p>0.0017</text:p>
          </table:table-cell>
          <table:table-cell office:value-type="float" office:value="98.1057" calcext:value-type="float">
            <text:p>98.10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TAP01_13G(B)_ol6_3</text:p>
          </table:table-cell>
          <table:table-cell office:value-type="float" office:value="44.0646" calcext:value-type="float">
            <text:p>44.0646</text:p>
          </table:table-cell>
          <table:table-cell office:value-type="float" office:value="0.2084" calcext:value-type="float">
            <text:p>0.2084</text:p>
          </table:table-cell>
          <table:table-cell office:value-type="float" office:value="0.2413" calcext:value-type="float">
            <text:p>0.2413</text:p>
          </table:table-cell>
          <table:table-cell office:value-type="float" office:value="14.7178" calcext:value-type="float">
            <text:p>14.7178</text:p>
          </table:table-cell>
          <table:table-cell office:value-type="float" office:value="39.237" calcext:value-type="float">
            <text:p>39.237</text:p>
          </table:table-cell>
          <table:table-cell office:value-type="float" office:value="0.2852" calcext:value-type="float">
            <text:p>0.2852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087" calcext:value-type="float">
            <text:p>0.0087</text:p>
          </table:table-cell>
          <table:table-cell office:value-type="float" office:value="98.8095" calcext:value-type="float">
            <text:p>98.80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AP01_13G(B)_ol5_1</text:p>
          </table:table-cell>
          <table:table-cell office:value-type="float" office:value="42.5504" calcext:value-type="float">
            <text:p>42.5504</text:p>
          </table:table-cell>
          <table:table-cell office:value-type="float" office:value="0.2684" calcext:value-type="float">
            <text:p>0.2684</text:p>
          </table:table-cell>
          <table:table-cell office:value-type="float" office:value="0.211" calcext:value-type="float">
            <text:p>0.211</text:p>
          </table:table-cell>
          <table:table-cell office:value-type="float" office:value="16.5775" calcext:value-type="float">
            <text:p>16.5775</text:p>
          </table:table-cell>
          <table:table-cell office:value-type="float" office:value="38.5417" calcext:value-type="float">
            <text:p>38.5417</text:p>
          </table:table-cell>
          <table:table-cell office:value-type="float" office:value="0.2619" calcext:value-type="float">
            <text:p>0.2619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189" calcext:value-type="float">
            <text:p>0.0189</text:p>
          </table:table-cell>
          <table:table-cell office:value-type="float" office:value="98.4693" calcext:value-type="float">
            <text:p>98.469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TAP01_13G(B)_ol5_2</text:p>
          </table:table-cell>
          <table:table-cell office:value-type="float" office:value="42.3043" calcext:value-type="float">
            <text:p>42.3043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1905" calcext:value-type="float">
            <text:p>0.1905</text:p>
          </table:table-cell>
          <table:table-cell office:value-type="float" office:value="16.9082" calcext:value-type="float">
            <text:p>16.9082</text:p>
          </table:table-cell>
          <table:table-cell office:value-type="float" office:value="38.7404" calcext:value-type="float">
            <text:p>38.7404</text:p>
          </table:table-cell>
          <table:table-cell office:value-type="float" office:value="0.2546" calcext:value-type="float">
            <text:p>0.2546</text:p>
          </table:table-cell>
          <table:table-cell office:value-type="float" office:value="0.0346" calcext:value-type="float">
            <text:p>0.0346</text:p>
          </table:table-cell>
          <table:table-cell office:value-type="float" office:value="0.015" calcext:value-type="float">
            <text:p>0.015</text:p>
          </table:table-cell>
          <table:table-cell office:value-type="float" office:value="98.7067" calcext:value-type="float">
            <text:p>98.70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AP01_13G(B)_ol5_3</text:p>
          </table:table-cell>
          <table:table-cell office:value-type="float" office:value="42.409" calcext:value-type="float">
            <text:p>42.409</text:p>
          </table:table-cell>
          <table:table-cell office:value-type="float" office:value="0.2681" calcext:value-type="float">
            <text:p>0.2681</text:p>
          </table:table-cell>
          <table:table-cell office:value-type="float" office:value="0.1965" calcext:value-type="float">
            <text:p>0.1965</text:p>
          </table:table-cell>
          <table:table-cell office:value-type="float" office:value="16.6184" calcext:value-type="float">
            <text:p>16.6184</text:p>
          </table:table-cell>
          <table:table-cell office:value-type="float" office:value="38.7093" calcext:value-type="float">
            <text:p>38.7093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0338" calcext:value-type="float">
            <text:p>0.0338</text:p>
          </table:table-cell>
          <table:table-cell office:value-type="float" office:value="0.0215" calcext:value-type="float">
            <text:p>0.0215</text:p>
          </table:table-cell>
          <table:table-cell office:value-type="float" office:value="98.5113" calcext:value-type="float">
            <text:p>98.51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AP01_13G(B)_ol4_1</text:p>
          </table:table-cell>
          <table:table-cell office:value-type="float" office:value="44.8661" calcext:value-type="float">
            <text:p>44.8661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2342" calcext:value-type="float">
            <text:p>0.2342</text:p>
          </table:table-cell>
          <table:table-cell office:value-type="float" office:value="13.5528" calcext:value-type="float">
            <text:p>13.5528</text:p>
          </table:table-cell>
          <table:table-cell office:value-type="float" office:value="39.2155" calcext:value-type="float">
            <text:p>39.2155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0404" calcext:value-type="float">
            <text:p>0.0404</text:p>
          </table:table-cell>
          <table:table-cell office:value-type="float" office:value="0.0089" calcext:value-type="float">
            <text:p>0.0089</text:p>
          </table:table-cell>
          <table:table-cell office:value-type="float" office:value="98.3624" calcext:value-type="float">
            <text:p>98.36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TAP01_13G(B)_ol4_2</text:p>
          </table:table-cell>
          <table:table-cell office:value-type="float" office:value="44.9177" calcext:value-type="float">
            <text:p>44.9177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235" calcext:value-type="float">
            <text:p>0.235</text:p>
          </table:table-cell>
          <table:table-cell office:value-type="float" office:value="13.2597" calcext:value-type="float">
            <text:p>13.2597</text:p>
          </table:table-cell>
          <table:table-cell office:value-type="float" office:value="39.1086" calcext:value-type="float">
            <text:p>39.1086</text:p>
          </table:table-cell>
          <table:table-cell office:value-type="float" office:value="0.2313" calcext:value-type="float">
            <text:p>0.2313</text:p>
          </table:table-cell>
          <table:table-cell office:value-type="float" office:value="0.0427" calcext:value-type="float">
            <text:p>0.0427</text:p>
          </table:table-cell>
          <table:table-cell office:value-type="float" office:value="0" calcext:value-type="float">
            <text:p>0</text:p>
          </table:table-cell>
          <table:table-cell office:value-type="float" office:value="97.9823" calcext:value-type="float">
            <text:p>97.98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AP01_13G(B)_ol4_3</text:p>
          </table:table-cell>
          <table:table-cell office:value-type="float" office:value="45.0285" calcext:value-type="float">
            <text:p>45.0285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2327" calcext:value-type="float">
            <text:p>0.2327</text:p>
          </table:table-cell>
          <table:table-cell office:value-type="float" office:value="13.3192" calcext:value-type="float">
            <text:p>13.3192</text:p>
          </table:table-cell>
          <table:table-cell office:value-type="float" office:value="39.4243" calcext:value-type="float">
            <text:p>39.4243</text:p>
          </table:table-cell>
          <table:table-cell office:value-type="float" office:value="0.2374" calcext:value-type="float">
            <text:p>0.2374</text:p>
          </table:table-cell>
          <table:table-cell office:value-type="float" office:value="0.042" calcext:value-type="float">
            <text:p>0.042</text:p>
          </table:table-cell>
          <table:table-cell office:value-type="float" office:value="0" calcext:value-type="float">
            <text:p>0</text:p>
          </table:table-cell>
          <table:table-cell office:value-type="float" office:value="98.4916" calcext:value-type="float">
            <text:p>98.49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TAP01_13G(B)_ol3_1</text:p>
          </table:table-cell>
          <table:table-cell office:value-type="float" office:value="44.0031" calcext:value-type="float">
            <text:p>44.0031</text:p>
          </table:table-cell>
          <table:table-cell office:value-type="float" office:value="0.2383" calcext:value-type="float">
            <text:p>0.2383</text:p>
          </table:table-cell>
          <table:table-cell office:value-type="float" office:value="0.2328" calcext:value-type="float">
            <text:p>0.2328</text:p>
          </table:table-cell>
          <table:table-cell office:value-type="float" office:value="14.7723" calcext:value-type="float">
            <text:p>14.7723</text:p>
          </table:table-cell>
          <table:table-cell office:value-type="float" office:value="38.7889" calcext:value-type="float">
            <text:p>38.7889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0354" calcext:value-type="float">
            <text:p>0.0354</text:p>
          </table:table-cell>
          <table:table-cell office:value-type="float" office:value="0.0176" calcext:value-type="float">
            <text:p>0.0176</text:p>
          </table:table-cell>
          <table:table-cell office:value-type="float" office:value="98.3571" calcext:value-type="float">
            <text:p>98.35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TAP01_13G(B)_ol3_2</text:p>
          </table:table-cell>
          <table:table-cell office:value-type="float" office:value="43.8999" calcext:value-type="float">
            <text:p>43.8999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2428" calcext:value-type="float">
            <text:p>0.2428</text:p>
          </table:table-cell>
          <table:table-cell office:value-type="float" office:value="14.6658" calcext:value-type="float">
            <text:p>14.6658</text:p>
          </table:table-cell>
          <table:table-cell office:value-type="float" office:value="38.932" calcext:value-type="float">
            <text:p>38.932</text:p>
          </table:table-cell>
          <table:table-cell office:value-type="float" office:value="0.285" calcext:value-type="float">
            <text:p>0.285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034" calcext:value-type="float">
            <text:p>0.0034</text:p>
          </table:table-cell>
          <table:table-cell office:value-type="float" office:value="98.2992" calcext:value-type="float">
            <text:p>98.29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TAP01_13G(B)_ol3_3</text:p>
          </table:table-cell>
          <table:table-cell office:value-type="float" office:value="43.9953" calcext:value-type="float">
            <text:p>43.995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61" calcext:value-type="float">
            <text:p>0.2461</text:p>
          </table:table-cell>
          <table:table-cell office:value-type="float" office:value="14.6793" calcext:value-type="float">
            <text:p>14.6793</text:p>
          </table:table-cell>
          <table:table-cell office:value-type="float" office:value="39.0197" calcext:value-type="float">
            <text:p>39.0197</text:p>
          </table:table-cell>
          <table:table-cell office:value-type="float" office:value="0.2775" calcext:value-type="float">
            <text:p>0.2775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0066" calcext:value-type="float">
            <text:p>0.0066</text:p>
          </table:table-cell>
          <table:table-cell office:value-type="float" office:value="98.477" calcext:value-type="float">
            <text:p>98.4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TAP01_13G(B)_ol2_1</text:p>
          </table:table-cell>
          <table:table-cell office:value-type="float" office:value="44.5528" calcext:value-type="float">
            <text:p>44.5528</text:p>
          </table:table-cell>
          <table:table-cell office:value-type="float" office:value="0.2009" calcext:value-type="float">
            <text:p>0.2009</text:p>
          </table:table-cell>
          <table:table-cell office:value-type="float" office:value="0.2616" calcext:value-type="float">
            <text:p>0.2616</text:p>
          </table:table-cell>
          <table:table-cell office:value-type="float" office:value="14.0584" calcext:value-type="float">
            <text:p>14.0584</text:p>
          </table:table-cell>
          <table:table-cell office:value-type="float" office:value="39.2197" calcext:value-type="float">
            <text:p>39.2197</text:p>
          </table:table-cell>
          <table:table-cell office:value-type="float" office:value="0.2802" calcext:value-type="float">
            <text:p>0.2802</text:p>
          </table:table-cell>
          <table:table-cell office:value-type="float" office:value="0.0487" calcext:value-type="float">
            <text:p>0.0487</text:p>
          </table:table-cell>
          <table:table-cell office:value-type="float" office:value="0.0085" calcext:value-type="float">
            <text:p>0.0085</text:p>
          </table:table-cell>
          <table:table-cell office:value-type="float" office:value="98.6307" calcext:value-type="float">
            <text:p>98.63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TAP01_13G(B)_ol2_2</text:p>
          </table:table-cell>
          <table:table-cell office:value-type="float" office:value="44.5493" calcext:value-type="float">
            <text:p>44.5493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2691" calcext:value-type="float">
            <text:p>0.2691</text:p>
          </table:table-cell>
          <table:table-cell office:value-type="float" office:value="14.0154" calcext:value-type="float">
            <text:p>14.0154</text:p>
          </table:table-cell>
          <table:table-cell office:value-type="float" office:value="39.2657" calcext:value-type="float">
            <text:p>39.2657</text:p>
          </table:table-cell>
          <table:table-cell office:value-type="float" office:value="0.2788" calcext:value-type="float">
            <text:p>0.2788</text:p>
          </table:table-cell>
          <table:table-cell office:value-type="float" office:value="0.0462" calcext:value-type="float">
            <text:p>0.0462</text:p>
          </table:table-cell>
          <table:table-cell office:value-type="float" office:value="0.01" calcext:value-type="float">
            <text:p>0.01</text:p>
          </table:table-cell>
          <table:table-cell office:value-type="float" office:value="98.6482" calcext:value-type="float">
            <text:p>98.64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TAP01_13G(B)_ol2_3</text:p>
          </table:table-cell>
          <table:table-cell office:value-type="float" office:value="44.5519" calcext:value-type="float">
            <text:p>44.5519</text:p>
          </table:table-cell>
          <table:table-cell office:value-type="float" office:value="0.2181" calcext:value-type="float">
            <text:p>0.2181</text:p>
          </table:table-cell>
          <table:table-cell office:value-type="float" office:value="0.2576" calcext:value-type="float">
            <text:p>0.2576</text:p>
          </table:table-cell>
          <table:table-cell office:value-type="float" office:value="13.7974" calcext:value-type="float">
            <text:p>13.7974</text:p>
          </table:table-cell>
          <table:table-cell office:value-type="float" office:value="39.3834" calcext:value-type="float">
            <text:p>39.3834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066" calcext:value-type="float">
            <text:p>0.0066</text:p>
          </table:table-cell>
          <table:table-cell office:value-type="float" office:value="98.547" calcext:value-type="float">
            <text:p>98.5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AP01_13G(B)_ol1_1</text:p>
          </table:table-cell>
          <table:table-cell office:value-type="float" office:value="43.2613" calcext:value-type="float">
            <text:p>43.2613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2019" calcext:value-type="float">
            <text:p>0.2019</text:p>
          </table:table-cell>
          <table:table-cell office:value-type="float" office:value="15.5866" calcext:value-type="float">
            <text:p>15.5866</text:p>
          </table:table-cell>
          <table:table-cell office:value-type="float" office:value="39.0405" calcext:value-type="float">
            <text:p>39.0405</text:p>
          </table:table-cell>
          <table:table-cell office:value-type="float" office:value="0.2607" calcext:value-type="float">
            <text:p>0.2607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0111" calcext:value-type="float">
            <text:p>0.0111</text:p>
          </table:table-cell>
          <table:table-cell office:value-type="float" office:value="98.6449" calcext:value-type="float">
            <text:p>98.644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AP01_13G(B)_ol1_2</text:p>
          </table:table-cell>
          <table:table-cell office:value-type="float" office:value="43.3517" calcext:value-type="float">
            <text:p>43.3517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2068" calcext:value-type="float">
            <text:p>0.2068</text:p>
          </table:table-cell>
          <table:table-cell office:value-type="float" office:value="15.6573" calcext:value-type="float">
            <text:p>15.6573</text:p>
          </table:table-cell>
          <table:table-cell office:value-type="float" office:value="39.0838" calcext:value-type="float">
            <text:p>39.0838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49" calcext:value-type="float">
            <text:p>0.0149</text:p>
          </table:table-cell>
          <table:table-cell office:value-type="float" office:value="98.8236" calcext:value-type="float">
            <text:p>98.823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AP01_13G(B)_ol1_3</text:p>
          </table:table-cell>
          <table:table-cell office:value-type="float" office:value="43.3757" calcext:value-type="float">
            <text:p>43.3757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168" calcext:value-type="float">
            <text:p>0.2168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38.874" calcext:value-type="float">
            <text:p>38.874</text:p>
          </table:table-cell>
          <table:table-cell office:value-type="float" office:value="0.2645" calcext:value-type="float">
            <text:p>0.264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28" calcext:value-type="float">
            <text:p>0.0028</text:p>
          </table:table-cell>
          <table:table-cell office:value-type="float" office:value="98.4539" calcext:value-type="float">
            <text:p>98.4539</text:p>
          </table:table-cell>
        </table:table-row>
        <table:table-row table:style-name="ro1" table:number-rows-repeated="2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945cm" fo:margin-bottom="1.004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0T11:43:33.064000000</meta:creation-date>
    <meta:editing-duration>PT4M35S</meta:editing-duration>
    <meta:editing-cycles>3</meta:editing-cycles>
    <meta:generator>LibreOffice/4.1.0.4$Windows_x86 LibreOffice_project/89ea49ddacd9aa532507cbf852f2bb22b1ace28</meta:generator>
    <meta:print-date>2013-11-10T12:01:17.731000000</meta:print-date>
    <dc:date>2013-11-10T12:01:41.911000000</dc:date>
    <meta:document-statistic meta:table-count="1" meta:cell-count="739" meta:object-count="0"/>
  </office:meta>
</office:document-meta>
</file>